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mbria" svg:font-family="Cambria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3f1" officeooo:paragraph-rsid="000833f1"/>
    </style:style>
    <style:style style:name="P2" style:family="paragraph" style:parent-style-name="Standard">
      <style:text-properties officeooo:rsid="00098cb9" officeooo:paragraph-rsid="00098cb9"/>
    </style:style>
    <style:style style:name="P3" style:family="paragraph" style:parent-style-name="Standard">
      <style:text-properties officeooo:rsid="000ae8ee" officeooo:paragraph-rsid="000ae8ee"/>
    </style:style>
    <style:style style:name="P4" style:family="paragraph" style:parent-style-name="Standard">
      <style:text-properties officeooo:rsid="000cabd9" officeooo:paragraph-rsid="000de434"/>
    </style:style>
    <style:style style:name="P5" style:family="paragraph" style:parent-style-name="Standard">
      <style:text-properties officeooo:rsid="000de434" officeooo:paragraph-rsid="000de434"/>
    </style:style>
    <style:style style:name="P6" style:family="paragraph" style:parent-style-name="Standard">
      <style:text-properties officeooo:rsid="000de434" officeooo:paragraph-rsid="0012657e"/>
    </style:style>
    <style:style style:name="P7" style:family="paragraph" style:parent-style-name="Standard">
      <style:text-properties style:text-line-through-style="solid" style:text-line-through-type="single" officeooo:rsid="00098cb9" officeooo:paragraph-rsid="00098cb9"/>
    </style:style>
    <style:style style:name="P8" style:family="paragraph" style:parent-style-name="Standard">
      <style:text-properties officeooo:rsid="000febeb" officeooo:paragraph-rsid="000febeb"/>
    </style:style>
    <style:style style:name="P9" style:family="paragraph" style:parent-style-name="Standard">
      <style:text-properties officeooo:rsid="00114513" officeooo:paragraph-rsid="00114513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98cb9" officeooo:paragraph-rsid="00098cb9"/>
    </style:style>
    <style:style style:name="P11" style:family="paragraph" style:parent-style-name="Standard">
      <style:text-properties officeooo:rsid="000ae8ee" officeooo:paragraph-rsid="000833f1"/>
    </style:style>
    <style:style style:name="P12" style:family="paragraph" style:parent-style-name="Text_20_body" style:list-style-name="L2">
      <style:text-properties officeooo:rsid="000ae8ee" officeooo:paragraph-rsid="000833f1"/>
    </style:style>
    <style:style style:name="P13" style:family="paragraph" style:parent-style-name="Text_20_body" style:list-style-name="L1">
      <style:paragraph-properties fo:margin-left="1.27cm" fo:margin-right="0cm" fo:margin-top="0cm" fo:margin-bottom="0.353cm" style:contextual-spacing="false" fo:text-indent="-0.635cm" style:auto-text-indent="false" fo:padding="0cm" fo:border="none"/>
    </style:style>
    <style:style style:name="P14" style:family="paragraph" style:parent-style-name="Text_20_body" style:list-style-name="L1">
      <style:paragraph-properties fo:margin-left="2.54cm" fo:margin-right="0cm" fo:margin-top="0cm" fo:margin-bottom="0.353cm" style:contextual-spacing="false" fo:text-indent="-0.635cm" style:auto-text-indent="false" fo:padding="0cm" fo:border="none"/>
    </style:style>
    <style:style style:name="P15" style:family="paragraph" style:parent-style-name="Text_20_body" style:list-style-name="L1">
      <style:paragraph-properties fo:margin-left="3.81cm" fo:margin-right="0cm" fo:margin-top="0cm" fo:margin-bottom="0.353cm" style:contextual-spacing="false" fo:text-indent="-0.635cm" style:auto-text-indent="false" fo:padding="0cm" fo:border="none"/>
    </style:style>
    <style:style style:name="P16" style:family="paragraph" style:parent-style-name="Text_20_body" style:list-style-name="L2">
      <style:paragraph-properties fo:margin-left="3.81cm" fo:margin-right="0cm" fo:margin-top="0cm" fo:margin-bottom="0.353cm" style:contextual-spacing="false" fo:text-indent="-0.635cm" style:auto-text-indent="false" fo:padding="0cm" fo:border="none"/>
      <style:text-properties officeooo:rsid="000ae8ee" officeooo:paragraph-rsid="000833f1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de434"/>
    </style:style>
    <style:style style:name="T3" style:family="text">
      <style:text-properties officeooo:rsid="0012657e"/>
    </style:style>
    <style:style style:name="T4" style:family="text">
      <style:text-properties fo:color="#000000" loext:opacity="100%" style:font-name="Cambria" fo:font-size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87263566" text:style-name="L2">
        <text:list-item>
          <text:p text:style-name="P12"><text:a xlink:type="simple" xlink:href="https://cloud.provincia.teramo.it/office/7.0.1-37/web-apps/apps/documenteditor/main/manuale-capitolo-1.html" text:style-name="Internet_20_link" text:visited-style-name="Visited_20_Internet_20_Link"><text:span text:style-name="T4">1. Principi generali</text:span></text:a></text:p>
        </text:list-item>
      </text:list>
      <text:list xml:id="list880692096" text:style-name="L1">
        <text:list-item>
          <text:p text:style-name="P14"><text:a xlink:type="simple" xlink:href="https://cloud.provincia.teramo.it/office/7.0.1-37/web-apps/apps/documenteditor/main/manuale-capitolo-1.html#premessa" text:style-name="Internet_20_link" text:visited-style-name="Visited_20_Internet_20_Link"><text:span text:style-name="T4">1.1. Premessa</text:span></text:a></text:p>
        </text:list-item>
        <text:list-item>
          <text:p text:style-name="P14"><text:a xlink:type="simple" xlink:href="https://cloud.provincia.teramo.it/office/7.0.1-37/web-apps/apps/documenteditor/main/manuale-capitolo-1.html#ambito-di-applicazione-del-manuale" text:style-name="Internet_20_link" text:visited-style-name="Visited_20_Internet_20_Link"><text:span text:style-name="T4">1.2. Ambito di applicazione del manuale</text:span></text:a></text:p>
        </text:list-item>
        <text:list-item>
          <text:p text:style-name="P15"><text:a xlink:type="simple" xlink:href="https://cloud.provincia.teramo.it/office/7.0.1-37/web-apps/apps/documenteditor/main/manuale-capitolo-1.html#quadro-normativo-di-riferimento" text:style-name="Internet_20_link" text:visited-style-name="Visited_20_Internet_20_Link"><text:span text:style-name="T4">1.2.1. Quadro normativo di riferimento</text:span></text:a></text:p>
        </text:list-item>
        <text:list-item>
          <text:p text:style-name="P15"><text:a xlink:type="simple" xlink:href="https://cloud.provincia.teramo.it/office/7.0.1-37/web-apps/apps/documenteditor/main/manuale-capitolo-1.html#principi-generali-della-gestione-documentale" text:style-name="Internet_20_link" text:visited-style-name="Visited_20_Internet_20_Link"><text:span text:style-name="T4">1.2.2. Principi generali della gestione documentale</text:span></text:a></text:p>
        </text:list-item>
        <text:list-item>
          <text:p text:style-name="P14"><text:a xlink:type="simple" xlink:href="https://cloud.provincia.teramo.it/office/7.0.1-37/web-apps/apps/documenteditor/main/manuale-capitolo-1.html#definizioni-e-acronimi" text:style-name="Internet_20_link" text:visited-style-name="Visited_20_Internet_20_Link"><text:span text:style-name="T4">1.3. Definizioni e acronimi</text:span></text:a></text:p>
        </text:list-item>
        <text:list-item>
          <text:p text:style-name="P14"><text:a xlink:type="simple" xlink:href="https://cloud.provincia.teramo.it/office/7.0.1-37/web-apps/apps/documenteditor/main/manuale-capitolo-1.html#area-organizzativa-omogenea-e-modello-organizzativo-adottato" text:style-name="Internet_20_link" text:visited-style-name="Visited_20_Internet_20_Link"><text:span text:style-name="T4">1.4. Area Organizzativa Omogenea e modello organizzativo adottato</text:span></text:a></text:p>
        </text:list-item>
        <text:list-item>
          <text:p text:style-name="P14"><text:a xlink:type="simple" xlink:href="https://cloud.provincia.teramo.it/office/7.0.1-37/web-apps/apps/documenteditor/main/manuale-capitolo-1.html#la-struttura" text:style-name="Internet_20_link" text:visited-style-name="Visited_20_Internet_20_Link"><text:span text:style-name="T4">1.5. La struttura</text:span></text:a></text:p>
        </text:list-item>
        <text:list-item>
          <text:p text:style-name="P15"><text:a xlink:type="simple" xlink:href="https://cloud.provincia.teramo.it/office/7.0.1-37/web-apps/apps/documenteditor/main/manuale-capitolo-1.html#ufficio-per-la-tenuta-del-protocollo-informatico-dei-flussi-documentali-e-degli-archivi" text:style-name="Internet_20_link" text:visited-style-name="Visited_20_Internet_20_Link"><text:span text:style-name="T4">1.5.1. Ufficio per la tenuta del Protocollo informatico, dei flussi documentali e degli archivi</text:span></text:a></text:p>
        </text:list-item>
        <text:list-item>
          <text:p text:style-name="P15"><text:a xlink:type="simple" xlink:href="https://cloud.provincia.teramo.it/office/7.0.1-37/web-apps/apps/documenteditor/main/manuale-capitolo-1.html#operatore-dellufficio-archivio-e-protocollo-informatico" text:style-name="Internet_20_link" text:visited-style-name="Visited_20_Internet_20_Link"><text:span text:style-name="T4">1.5.2. Operatore dell’Ufficio Archivio e Protocollo informatico</text:span></text:a></text:p>
        </text:list-item>
        <text:list-item>
          <text:p text:style-name="P15"><text:a xlink:type="simple" xlink:href="https://cloud.provincia.teramo.it/office/7.0.1-37/web-apps/apps/documenteditor/main/manuale-capitolo-1.html#operatore-di-protocollo" text:style-name="Internet_20_link" text:visited-style-name="Visited_20_Internet_20_Link"><text:span text:style-name="T4">1.5.3. Operatore di protocollo</text:span></text:a></text:p>
        </text:list-item>
        <text:list-item>
          <text:p text:style-name="P15"><text:a xlink:type="simple" xlink:href="https://cloud.provincia.teramo.it/office/7.0.1-37/web-apps/apps/documenteditor/main/manuale-capitolo-1.html#protocollo-informatico-unico" text:style-name="Internet_20_link" text:visited-style-name="Visited_20_Internet_20_Link"><text:span text:style-name="T4">1.5.4. Protocollo informatico unico</text:span></text:a></text:p>
        </text:list-item>
        <text:list-item>
          <text:p text:style-name="P14"><text:a xlink:type="simple" xlink:href="https://cloud.provincia.teramo.it/office/7.0.1-37/web-apps/apps/documenteditor/main/manuale-capitolo-1.html#titolario-di-classificazione" text:style-name="Internet_20_link" text:visited-style-name="Visited_20_Internet_20_Link"><text:span text:style-name="T4">1.6. Titolario di classificazione</text:span></text:a></text:p>
        </text:list-item>
        <text:list-item>
          <text:p text:style-name="P14"><text:a xlink:type="simple" xlink:href="https://cloud.provincia.teramo.it/office/7.0.1-37/web-apps/apps/documenteditor/main/manuale-capitolo-1.html#firma-digitale" text:style-name="Internet_20_link" text:visited-style-name="Visited_20_Internet_20_Link"><text:span text:style-name="T4">1.7. Firma digitale</text:span></text:a></text:p>
        </text:list-item>
        <text:list-item>
          <text:p text:style-name="P14"><text:a xlink:type="simple" xlink:href="https://cloud.provincia.teramo.it/office/7.0.1-37/web-apps/apps/documenteditor/main/manuale-capitolo-1.html#tutela-dei-dati-personali" text:style-name="Internet_20_link" text:visited-style-name="Visited_20_Internet_20_Link"><text:span text:style-name="T4">1.8. Tutela dei dati personali</text:span></text:a></text:p>
        </text:list-item>
        <text:list-item>
          <text:p text:style-name="P14"><text:a xlink:type="simple" xlink:href="https://cloud.provincia.teramo.it/office/7.0.1-37/web-apps/apps/documenteditor/main/manuale-capitolo-1.html#caselle-di-posta-elettronica" text:style-name="Internet_20_link" text:visited-style-name="Visited_20_Internet_20_Link"><text:span text:style-name="T4">1.9. Caselle di Posta Elettronica</text:span></text:a></text:p>
        </text:list-item>
        <text:list-item>
          <text:p text:style-name="P14"><text:a xlink:type="simple" xlink:href="https://cloud.provincia.teramo.it/office/7.0.1-37/web-apps/apps/documenteditor/main/manuale-capitolo-1.html#formazione" text:style-name="Internet_20_link" text:visited-style-name="Visited_20_Internet_20_Link"><text:span text:style-name="T4">1.10. Formazione</text:span></text:a></text:p>
        </text:list-item>
        <text:list-item>
          <text:p text:style-name="P14"><text:a xlink:type="simple" xlink:href="https://cloud.provincia.teramo.it/office/7.0.1-37/web-apps/apps/documenteditor/main/manuale-capitolo-1.html#dematerializzazione-dei-procedimenti-amministrativi-della-aoo" text:style-name="Internet_20_link" text:visited-style-name="Visited_20_Internet_20_Link"><text:span text:style-name="T4">1.11. Dematerializzazione dei procedimenti amministrativi della AOO</text:span></text:a></text:p>
        </text:list-item>
        <text:list-item>
          <text:p text:style-name="P13"><text:a xlink:type="simple" xlink:href="https://cloud.provincia.teramo.it/office/7.0.1-37/web-apps/apps/documenteditor/main/manuale-capitolo-2.html" text:style-name="Internet_20_link" text:visited-style-name="Visited_20_Internet_20_Link"><text:span text:style-name="T4">2. Quadro organizzativo istituzionale</text:span></text:a></text:p>
        </text:list-item>
        <text:list-item>
          <text:p text:style-name="P14"><text:a xlink:type="simple" xlink:href="https://cloud.provincia.teramo.it/office/7.0.1-37/web-apps/apps/documenteditor/main/manuale-capitolo-2.html#area-organizzativa-omogenea-e-modello-organizzativo-adottato" text:style-name="Internet_20_link" text:visited-style-name="Visited_20_Internet_20_Link"><text:span text:style-name="T4">2.1. Area Organizzativa Omogenea e modello organizzativo adottato</text:span></text:a></text:p>
        </text:list-item>
        <text:list-item>
          <text:p text:style-name="P14"><text:a xlink:type="simple" xlink:href="https://cloud.provincia.teramo.it/office/7.0.1-37/web-apps/apps/documenteditor/main/manuale-capitolo-2.html#la-struttura" text:style-name="Internet_20_link" text:visited-style-name="Visited_20_Internet_20_Link"><text:span text:style-name="T4">2.2. La struttura</text:span></text:a></text:p>
        </text:list-item>
        <text:list-item>
          <text:p text:style-name="P15"><text:a xlink:type="simple" xlink:href="https://cloud.provincia.teramo.it/office/7.0.1-37/web-apps/apps/documenteditor/main/manuale-capitolo-2.html#servizio-per-la-tenuta-del-protocollo-informatico-dei-flussi-documentali-e-degli-archivi" text:style-name="Internet_20_link" text:visited-style-name="Visited_20_Internet_20_Link"><text:span text:style-name="T4">2.2.1. Servizio per la tenuta del Protocollo informatico, dei flussi documentali e degli archivi</text:span></text:a></text:p>
        </text:list-item>
        <text:list-item>
          <text:p text:style-name="P15"><text:a xlink:type="simple" xlink:href="https://cloud.provincia.teramo.it/office/7.0.1-37/web-apps/apps/documenteditor/main/manuale-capitolo-2.html#operatore-dellufficio-archivio-e-protocollo-informatico" text:style-name="Internet_20_link" text:visited-style-name="Visited_20_Internet_20_Link"><text:span text:style-name="T4">2.2.2. Operatore dell’Ufficio Archivio e Protocollo informatico</text:span></text:a></text:p>
        </text:list-item>
        <text:list-item>
          <text:p text:style-name="P15"><text:a xlink:type="simple" xlink:href="https://cloud.provincia.teramo.it/office/7.0.1-37/web-apps/apps/documenteditor/main/manuale-capitolo-2.html#operatore-di-protocollo" text:style-name="Internet_20_link" text:visited-style-name="Visited_20_Internet_20_Link"><text:span text:style-name="T4">2.2.3. Operatore di protocollo</text:span></text:a></text:p>
        </text:list-item>
        <text:list-item>
          <text:p text:style-name="P14"><text:a xlink:type="simple" xlink:href="https://cloud.provincia.teramo.it/office/7.0.1-37/web-apps/apps/documenteditor/main/manuale-capitolo-2.html#protocollo-informatico-unico" text:style-name="Internet_20_link" text:visited-style-name="Visited_20_Internet_20_Link"><text:span text:style-name="T4">2.3. Protocollo informatico unico</text:span></text:a></text:p>
        </text:list-item>
        <text:list-item>
          <text:p text:style-name="P14"><text:soft-page-break/><text:a xlink:type="simple" xlink:href="https://cloud.provincia.teramo.it/office/7.0.1-37/web-apps/apps/documenteditor/main/manuale-capitolo-2.html#titolario-di-classificazione" text:style-name="Internet_20_link" text:visited-style-name="Visited_20_Internet_20_Link"><text:span text:style-name="T4">2.4. Titolario di classificazione</text:span></text:a></text:p>
        </text:list-item>
        <text:list-item>
          <text:p text:style-name="P14"><text:a xlink:type="simple" xlink:href="https://cloud.provincia.teramo.it/office/7.0.1-37/web-apps/apps/documenteditor/main/manuale-capitolo-2.html#firma-digitale" text:style-name="Internet_20_link" text:visited-style-name="Visited_20_Internet_20_Link"><text:span text:style-name="T4">2.5. Firma digitale</text:span></text:a></text:p>
        </text:list-item>
        <text:list-item>
          <text:p text:style-name="P14"><text:a xlink:type="simple" xlink:href="https://cloud.provincia.teramo.it/office/7.0.1-37/web-apps/apps/documenteditor/main/manuale-capitolo-2.html#tutela-dei-dati-personali" text:style-name="Internet_20_link" text:visited-style-name="Visited_20_Internet_20_Link"><text:span text:style-name="T4">2.6. Tutela dei dati personali</text:span></text:a></text:p>
        </text:list-item>
        <text:list-item>
          <text:p text:style-name="P14"><text:a xlink:type="simple" xlink:href="https://cloud.provincia.teramo.it/office/7.0.1-37/web-apps/apps/documenteditor/main/manuale-capitolo-2.html#caselle-di-posta-elettronica" text:style-name="Internet_20_link" text:visited-style-name="Visited_20_Internet_20_Link"><text:span text:style-name="T4">2.7. Caselle di Posta Elettronica</text:span></text:a></text:p>
        </text:list-item>
        <text:list-item>
          <text:p text:style-name="P14"><text:a xlink:type="simple" xlink:href="https://cloud.provincia.teramo.it/office/7.0.1-37/web-apps/apps/documenteditor/main/manuale-capitolo-2.html#formazione" text:style-name="Internet_20_link" text:visited-style-name="Visited_20_Internet_20_Link"><text:span text:style-name="T4">2.8. Formazione</text:span></text:a></text:p>
        </text:list-item>
        <text:list-item>
          <text:p text:style-name="P14"><text:a xlink:type="simple" xlink:href="https://cloud.provincia.teramo.it/office/7.0.1-37/web-apps/apps/documenteditor/main/manuale-capitolo-2.html#dematerializzazione-dei-procedimenti-amministrativi-della-aoo" text:style-name="Internet_20_link" text:visited-style-name="Visited_20_Internet_20_Link"><text:span text:style-name="T4">2.9. Dematerializzazione dei procedimenti amministrativi della AOO</text:span></text:a></text:p>
        </text:list-item>
        <text:list-item>
          <text:p text:style-name="P13"><text:a xlink:type="simple" xlink:href="https://cloud.provincia.teramo.it/office/7.0.1-37/web-apps/apps/documenteditor/main/manuale-capitolo-3.html" text:style-name="Internet_20_link" text:visited-style-name="Visited_20_Internet_20_Link"><text:span text:style-name="T4">3. Il Documento</text:span></text:a></text:p>
        </text:list-item>
        <text:list-item>
          <text:p text:style-name="P14"><text:a xlink:type="simple" xlink:href="https://cloud.provincia.teramo.it/office/7.0.1-37/web-apps/apps/documenteditor/main/manuale-capitolo-3.html#documento-informatico-e-analogico-definizione-e-disciplina-giuridica" text:style-name="Internet_20_link" text:visited-style-name="Visited_20_Internet_20_Link"><text:span text:style-name="T4">3.1. Documento informatico e analogico: definizione e disciplina giuridica</text:span></text:a></text:p>
        </text:list-item>
        <text:list-item>
          <text:p text:style-name="P15"><text:a xlink:type="simple" xlink:href="https://cloud.provincia.teramo.it/office/7.0.1-37/web-apps/apps/documenteditor/main/manuale-capitolo-3.html#firme-elettroniche" text:style-name="Internet_20_link" text:visited-style-name="Visited_20_Internet_20_Link"><text:span text:style-name="T4">3.1.1. Firme Elettroniche</text:span></text:a></text:p>
        </text:list-item>
        <text:list-item>
          <text:p text:style-name="P14"><text:a xlink:type="simple" xlink:href="https://cloud.provincia.teramo.it/office/7.0.1-37/web-apps/apps/documenteditor/main/manuale-capitolo-3.html#redazione-formazione-del-documento-informatico" text:style-name="Internet_20_link" text:visited-style-name="Visited_20_Internet_20_Link"><text:span text:style-name="T4">3.2. Redazione/formazione del documento informatico</text:span></text:a></text:p>
        </text:list-item>
        <text:list-item>
          <text:p text:style-name="P15"><text:a xlink:type="simple" xlink:href="https://cloud.provincia.teramo.it/office/7.0.1-37/web-apps/apps/documenteditor/main/manuale-capitolo-3.html#formazione-dei-documenti-informatici" text:style-name="Internet_20_link" text:visited-style-name="Visited_20_Internet_20_Link"><text:span text:style-name="T4">3.2.1. Formazione dei documenti informatici</text:span></text:a></text:p>
        </text:list-item>
        <text:list-item>
          <text:p text:style-name="P15"><text:a xlink:type="simple" xlink:href="https://cloud.provincia.teramo.it/office/7.0.1-37/web-apps/apps/documenteditor/main/manuale-capitolo-3.html#validazione-temporale" text:style-name="Internet_20_link" text:visited-style-name="Visited_20_Internet_20_Link"><text:span text:style-name="T4">3.2.2. Validazione temporale</text:span></text:a></text:p>
        </text:list-item>
        <text:list-item>
          <text:p text:style-name="P15"><text:a xlink:type="simple" xlink:href="https://cloud.provincia.teramo.it/office/7.0.1-37/web-apps/apps/documenteditor/main/manuale-capitolo-3.html#formati" text:style-name="Internet_20_link" text:visited-style-name="Visited_20_Internet_20_Link"><text:span text:style-name="T4">3.2.3. Formati</text:span></text:a></text:p>
        </text:list-item>
        <text:list-item>
          <text:p text:style-name="P14"><text:a xlink:type="simple" xlink:href="https://cloud.provincia.teramo.it/office/7.0.1-37/web-apps/apps/documenteditor/main/manuale-capitolo-3.html#documento-amministrativo-informatico" text:style-name="Internet_20_link" text:visited-style-name="Visited_20_Internet_20_Link"><text:span text:style-name="T4">3.3. Documento Amministrativo Informatico</text:span></text:a></text:p>
        </text:list-item>
        <text:list-item>
          <text:p text:style-name="P14"><text:a xlink:type="simple" xlink:href="https://cloud.provincia.teramo.it/office/7.0.1-37/web-apps/apps/documenteditor/main/manuale-capitolo-3.html#medatati" text:style-name="Internet_20_link" text:visited-style-name="Visited_20_Internet_20_Link"><text:span text:style-name="T4">3.4. Medatati</text:span></text:a></text:p>
        </text:list-item>
        <text:list-item>
          <text:p text:style-name="P15"><text:a xlink:type="simple" xlink:href="https://cloud.provincia.teramo.it/office/7.0.1-37/web-apps/apps/documenteditor/main/manuale-capitolo-3.html#obiettivi-dei-metadati-archivistici" text:style-name="Internet_20_link" text:visited-style-name="Visited_20_Internet_20_Link"><text:span text:style-name="T4">3.4.1. Obiettivi dei metadati archivistici</text:span></text:a></text:p>
        </text:list-item>
        <text:list-item>
          <text:p text:style-name="P15"><text:a xlink:type="simple" xlink:href="https://cloud.provincia.teramo.it/office/7.0.1-37/web-apps/apps/documenteditor/main/manuale-capitolo-3.html#metadati-associati-al-documento-informatico" text:style-name="Internet_20_link" text:visited-style-name="Visited_20_Internet_20_Link"><text:span text:style-name="T4">3.4.2. Metadati associati al documento informatico</text:span></text:a></text:p>
        </text:list-item>
        <text:list-item>
          <text:p text:style-name="P15"><text:a xlink:type="simple" xlink:href="https://cloud.provincia.teramo.it/office/7.0.1-37/web-apps/apps/documenteditor/main/manuale-capitolo-3.html#metadati-documento-amministrativo-informatico" text:style-name="Internet_20_link" text:visited-style-name="Visited_20_Internet_20_Link"><text:span text:style-name="T4">3.4.3. Metadati Documento Amministrativo Informatico</text:span></text:a></text:p>
        </text:list-item>
        <text:list-item>
          <text:p text:style-name="P14"><text:a xlink:type="simple" xlink:href="https://cloud.provincia.teramo.it/office/7.0.1-37/web-apps/apps/documenteditor/main/manuale-capitolo-3.html#documenti-redatti-in-originale-su-supporto-analogico" text:style-name="Internet_20_link" text:visited-style-name="Visited_20_Internet_20_Link"><text:span text:style-name="T4">3.5. Documenti redatti in originale su supporto analogico</text:span></text:a></text:p>
        </text:list-item>
        <text:list-item>
          <text:p text:style-name="P14"><text:a xlink:type="simple" xlink:href="https://cloud.provincia.teramo.it/office/7.0.1-37/web-apps/apps/documenteditor/main/manuale-capitolo-3.html#formazione-dei-documenti-informatici-aspetti-attinenti-alla-sicurezza" text:style-name="Internet_20_link" text:visited-style-name="Visited_20_Internet_20_Link"><text:span text:style-name="T4">3.6. Formazione dei documenti informatici – aspetti attinenti alla sicurezza</text:span></text:a></text:p>
        </text:list-item>
        <text:list-item>
          <text:p text:style-name="P13"><text:a xlink:type="simple" xlink:href="https://cloud.provincia.teramo.it/office/7.0.1-37/web-apps/apps/documenteditor/main/manuale-capitolo-4.html" text:style-name="Internet_20_link" text:visited-style-name="Visited_20_Internet_20_Link"><text:span text:style-name="T4">4. Modalità di utilizzo di strumenti informatici per la generazione e lo scambio di documenti</text:span></text:a></text:p>
        </text:list-item>
        <text:list-item>
          <text:p text:style-name="P14"><text:a xlink:type="simple" xlink:href="https://cloud.provincia.teramo.it/office/7.0.1-37/web-apps/apps/documenteditor/main/manuale-capitolo-4.html#documento-ricevuto-dall-amministrazione" text:style-name="Internet_20_link" text:visited-style-name="Visited_20_Internet_20_Link"><text:span text:style-name="T4">4.1. Documento ricevuto dall’Amministrazione</text:span></text:a></text:p>
        </text:list-item>
        <text:list-item>
          <text:p text:style-name="P14"><text:a xlink:type="simple" xlink:href="https://cloud.provincia.teramo.it/office/7.0.1-37/web-apps/apps/documenteditor/main/manuale-capitolo-4.html#documento-inviato-dall-amministrazione" text:style-name="Internet_20_link" text:visited-style-name="Visited_20_Internet_20_Link"><text:span text:style-name="T4">4.2. Documento inviato dall’Amministrazione</text:span></text:a></text:p>
        </text:list-item>
        <text:list-item>
          <text:p text:style-name="P14"><text:a xlink:type="simple" xlink:href="https://cloud.provincia.teramo.it/office/7.0.1-37/web-apps/apps/documenteditor/main/manuale-capitolo-4.html#documento-interno-formale" text:style-name="Internet_20_link" text:visited-style-name="Visited_20_Internet_20_Link"><text:span text:style-name="T4">4.3. Documento interno formale</text:span></text:a></text:p>
        </text:list-item>
        <text:list-item>
          <text:p text:style-name="P14"><text:a xlink:type="simple" xlink:href="https://cloud.provincia.teramo.it/office/7.0.1-37/web-apps/apps/documenteditor/main/manuale-capitolo-4.html#documento-interno-informale" text:style-name="Internet_20_link" text:visited-style-name="Visited_20_Internet_20_Link"><text:span text:style-name="T4">4.4. Documento interno informale</text:span></text:a></text:p>
        </text:list-item>
        <text:list-item>
          <text:p text:style-name="P14"><text:soft-page-break/><text:a xlink:type="simple" xlink:href="https://cloud.provincia.teramo.it/office/7.0.1-37/web-apps/apps/documenteditor/main/manuale-capitolo-4.html#duplicato-del-documento-informatico" text:style-name="Internet_20_link" text:visited-style-name="Visited_20_Internet_20_Link"><text:span text:style-name="T4">4.5. Duplicato del documento informatico</text:span></text:a></text:p>
        </text:list-item>
        <text:list-item>
          <text:p text:style-name="P14"><text:a xlink:type="simple" xlink:href="https://cloud.provincia.teramo.it/office/7.0.1-37/web-apps/apps/documenteditor/main/manuale-capitolo-4.html#copia-ed-estratti-del-documento-informatico" text:style-name="Internet_20_link" text:visited-style-name="Visited_20_Internet_20_Link"><text:span text:style-name="T4">4.6. Copia ed estratti del documento informatico</text:span></text:a></text:p>
        </text:list-item>
        <text:list-item>
          <text:p text:style-name="P14"><text:a xlink:type="simple" xlink:href="https://cloud.provincia.teramo.it/office/7.0.1-37/web-apps/apps/documenteditor/main/manuale-capitolo-4.html#copia-informatica-del-documento-analogico" text:style-name="Internet_20_link" text:visited-style-name="Visited_20_Internet_20_Link"><text:span text:style-name="T4">4.7. Copia informatica del documento analogico</text:span></text:a></text:p>
        </text:list-item>
        <text:list-item>
          <text:p text:style-name="P15"><text:a xlink:type="simple" xlink:href="https://cloud.provincia.teramo.it/office/7.0.1-37/web-apps/apps/documenteditor/main/manuale-capitolo-4.html#copia-su-supporto-informatico-del-documento-analogico" text:style-name="Internet_20_link" text:visited-style-name="Visited_20_Internet_20_Link"><text:span text:style-name="T4">4.7.1. Copia su supporto informatico del documento analogico</text:span></text:a></text:p>
        </text:list-item>
        <text:list-item>
          <text:p text:style-name="P15"><text:a xlink:type="simple" xlink:href="https://cloud.provincia.teramo.it/office/7.0.1-37/web-apps/apps/documenteditor/main/manuale-capitolo-4.html#copia-per-immagine-su-supporto-informatico-di-documento-analogico" text:style-name="Internet_20_link" text:visited-style-name="Visited_20_Internet_20_Link"><text:span text:style-name="T4">4.7.2. Copia per immagine su supporto informatico di documento analogico</text:span></text:a></text:p>
        </text:list-item>
        <text:list-item>
          <text:p text:style-name="P15"><text:a xlink:type="simple" xlink:href="https://cloud.provincia.teramo.it/office/7.0.1-37/web-apps/apps/documenteditor/main/manuale-capitolo-4.html#copie-su-supporto-informatico-di-documenti-amministrativi-analogici" text:style-name="Internet_20_link" text:visited-style-name="Visited_20_Internet_20_Link"><text:span text:style-name="T4">4.7.3. Copie su supporto informatico di documenti amministrativi analogici</text:span></text:a></text:p>
        </text:list-item>
        <text:list-item>
          <text:p text:style-name="P14"><text:a xlink:type="simple" xlink:href="https://cloud.provincia.teramo.it/office/7.0.1-37/web-apps/apps/documenteditor/main/manuale-capitolo-4.html#copia-analogica-di-documento-amministrativo-informatico" text:style-name="Internet_20_link" text:visited-style-name="Visited_20_Internet_20_Link"><text:span text:style-name="T4">4.8. Copia analogica di documento amministrativo informatico</text:span></text:a></text:p>
        </text:list-item>
        <text:list-item>
          <text:p text:style-name="P14"><text:a xlink:type="simple" xlink:href="https://cloud.provincia.teramo.it/office/7.0.1-37/web-apps/apps/documenteditor/main/manuale-capitolo-4.html#documento-amministrativo-informatico-da-inviare-con-modalita-analogica" text:style-name="Internet_20_link" text:visited-style-name="Visited_20_Internet_20_Link"><text:span text:style-name="T4">4.9. Documento amministrativo informatico da inviare con modalità analogica</text:span></text:a></text:p>
        </text:list-item>
        <text:list-item>
          <text:p text:style-name="P14"><text:a xlink:type="simple" xlink:href="https://cloud.provincia.teramo.it/office/7.0.1-37/web-apps/apps/documenteditor/main/manuale-capitolo-4.html#formazione-dei-documenti-aspetti-operativi" text:style-name="Internet_20_link" text:visited-style-name="Visited_20_Internet_20_Link"><text:span text:style-name="T4">4.10. Formazione dei documenti - Aspetti operativi</text:span></text:a></text:p>
        </text:list-item>
        <text:list-item>
          <text:p text:style-name="P14"><text:a xlink:type="simple" xlink:href="https://cloud.provincia.teramo.it/office/7.0.1-37/web-apps/apps/documenteditor/main/manuale-capitolo-4.html#sottoscrizione-di-documenti-informatici" text:style-name="Internet_20_link" text:visited-style-name="Visited_20_Internet_20_Link"><text:span text:style-name="T4">4.11. Sottoscrizione di documenti informatici</text:span></text:a></text:p>
        </text:list-item>
        <text:list-item>
          <text:p text:style-name="P14"><text:a xlink:type="simple" xlink:href="https://cloud.provincia.teramo.it/office/7.0.1-37/web-apps/apps/documenteditor/main/manuale-capitolo-4.html#requisiti-degli-strumenti-informatici-di-scambio" text:style-name="Internet_20_link" text:visited-style-name="Visited_20_Internet_20_Link"><text:span text:style-name="T4">4.12. Requisiti degli strumenti informatici di scambio</text:span></text:a></text:p>
        </text:list-item>
        <text:list-item>
          <text:p text:style-name="P14"><text:a xlink:type="simple" xlink:href="https://cloud.provincia.teramo.it/office/7.0.1-37/web-apps/apps/documenteditor/main/manuale-capitolo-4.html#firma-digitale" text:style-name="Internet_20_link" text:visited-style-name="Visited_20_Internet_20_Link"><text:span text:style-name="T4">4.13. Firma digitale</text:span></text:a></text:p>
        </text:list-item>
        <text:list-item>
          <text:p text:style-name="P14"><text:a xlink:type="simple" xlink:href="https://cloud.provincia.teramo.it/office/7.0.1-37/web-apps/apps/documenteditor/main/manuale-capitolo-4.html#verifica-delle-firme-nel-sdp-per-i-formati-p7m" text:style-name="Internet_20_link" text:visited-style-name="Visited_20_Internet_20_Link"><text:span text:style-name="T4">4.14. Verifica delle firme nel SdP per i formati p7m</text:span></text:a></text:p>
        </text:list-item>
        <text:list-item>
          <text:p text:style-name="P14"><text:a xlink:type="simple" xlink:href="https://cloud.provincia.teramo.it/office/7.0.1-37/web-apps/apps/documenteditor/main/manuale-capitolo-4.html#uso-della-posta-elettronica-certificata" text:style-name="Internet_20_link" text:visited-style-name="Visited_20_Internet_20_Link"><text:span text:style-name="T4">4.15. Uso della posta elettronica certificata</text:span></text:a></text:p>
        </text:list-item>
      </text:list>
      <text:p text:style-name="P11"/>
      <text:p text:style-name="P2"/>
      <text:p text:style-name="P3">Capitolo 4 – Sistema di classificazione <text:span text:style-name="T3">e</text:span> fascicolazione <text:span text:style-name="T2">(</text:span><text:span text:style-name="T3">c_PA - 10</text:span><text:span text:style-name="T2">)</text:span></text:p>
      <text:p text:style-name="P4">Capitolo 5 – <text:span text:style-name="T2">La gestione degli archivi (Cdc)</text:span></text:p>
      <text:p text:style-name="P4">Capitolo <text:span text:style-name="T2">6 – Il Protocollo Informatico (Cdc)</text:span></text:p>
      <text:p text:style-name="P6">Capitolo 7 – Flusso di lavorazione dei documenti (Cdc) <text:span text:style-name="T3">(c_PA – 11)</text:span></text:p>
      <text:p text:style-name="P5">Capitolo 8 - Regole di smistamento, assegnazione e presa in carico dei documenti ricevuti (c_PA)</text:p>
      <text:p text:style-name="P8">Capitolo 9 – Procedure particolari <text:span text:style-name="T2">(Cdc) </text:span><text:span text:style-name="T3">(c_PA – 11.8)</text:span></text:p>
      <text:p text:style-name="P8">Capitolo 10 – Il Sistema Informatico e la gestione operativa (Cdc - 9) (c_PA – 8)</text:p>
      <text:p text:style-name="P9">Capitolo 11 - Conservazione</text:p>
      <text:p text:style-name="P2"/>
      <text:p text:style-name="P7">3- Formazione dei documenti informatici</text:p>
      <text:p text:style-name="P10">3.1 <text:span text:style-name="T1">Formazione dei documenti informatici</text:span></text:p>
      <text:p text:style-name="P10">3.1.1 Formazione dei documenti informatici – aspetti attinenti alla sicurezza</text:p>
      <text:p text:style-name="P10">3.2 <text:span text:style-name="T1">Generazione e gestione dei documenti informatici</text:span></text:p>
      <text:p text:style-name="P10">3.2.1 I contenuti del registro giornaliero di protocollo</text:p>
      <text:p text:style-name="P10">3.2.2 Flusso di gestione del documento informatico e piena integrazione con il protocollo informatico</text:p>
      <text:p text:style-name="P10">3.3 Registrazioni di sicurezza</text:p>
      <text:p text:style-name="P10">3.4 Trasmissione e interscambio dei documenti informatici</text:p>
      <text:p text:style-name="P10"><text:soft-page-break/>3.4.1 Trasmissione e interscambio dei documenti informatici all’esterno della AOO (interoperabilità dei sistemi di protocollo informatico)</text:p>
      <text:p text:style-name="P10">3.4.2 Trasmissione e scambio dei documenti informatici all’interno della AOO</text:p>
      <text:p text:style-name="P10">3.5 Accesso ai documenti informatici da parte degli utenti appartenenti all’AOO</text:p>
      <text:p text:style-name="P10">3.6 Accesso esterno da parte di privati</text:p>
      <text:p text:style-name="P10">3.7 Accesso da parte di altre pubbliche amministrazioni</text:p>
      <text:p text:style-name="P10">3.8 Conservazione dei documenti informatici</text:p>
      <text:p text:style-name="P2">4- Modalità di utilizzo di strumenti informatici per lo scambio di documenti</text:p>
      <text:p text:style-name="P10">4.1 Documento ricevuto dall’Amministrazione</text:p>
      <text:p text:style-name="P10">4.2 Documento inviato dall’Amministrazione</text:p>
      <text:p text:style-name="P10">4.3 Documento interno formale</text:p>
      <text:p text:style-name="P10">4.4 Documento interno informale</text:p>
      <text:p text:style-name="P10">4.5 Documento informatico</text:p>
      <text:p text:style-name="P10">4.6 <text:span text:style-name="T1">Documento analogico</text:span></text:p>
      <text:p text:style-name="P10">4.7 <text:span text:style-name="T1">Duplicato del documento informatico e analogico</text:span></text:p>
      <text:p text:style-name="P10">4.8 <text:span text:style-name="T1">Copia del documento informatico e analogico: nozione</text:span></text:p>
      <text:p text:style-name="P10">4.9 <text:span text:style-name="T1">Copia informatica del documento amministrativo analogico</text:span></text:p>
      <text:p text:style-name="P10">4.10 <text:span text:style-name="T1">Estratto informatico di documento amministrativo informatico</text:span></text:p>
      <text:p text:style-name="P10">4.11 <text:span text:style-name="T1">Copia analogica di documento amministrativo informatico</text:span></text:p>
      <text:p text:style-name="P10">4.12 Formazione dei documenti - Aspetti operativi</text:p>
      <text:p text:style-name="P10">4.13 Sottoscrizione di documenti informatici</text:p>
      <text:p text:style-name="P10">4.14 Elenco dei formati dei documenti informatici</text:p>
      <text:p text:style-name="P10">4.15 Requisiti degli strumenti informatici di scambio</text:p>
      <text:p text:style-name="P10">4.16 Firma digitale</text:p>
      <text:p text:style-name="P10">4.17 Verifica delle firme nel SdP per i formati p7m</text:p>
      <text:p text:style-name="P10">4.18 Uso della posta elettronica certificata</text:p>
      <text:p text:style-name="P7">5- Descrizione del flusso di lavorazione dei documenti</text:p>
      <text:p text:style-name="P10">5.1 Generalità</text:p>
      <text:p text:style-name="P10">5.2 Flusso di lavorazione dei documenti in ingresso alla AOO</text:p>
      <text:p text:style-name="P10">5.2.1 Provenienza esterna dei documenti</text:p>
      <text:p text:style-name="P10">5.2.2 Provenienza di documenti interni formali</text:p>
      <text:p text:style-name="P10">5.2.3 Ricezione di documenti informatici da casella di posta elettronica certificata e interoperabilità di protocollo.</text:p>
      <text:p text:style-name="P10">5.2.4 Ricezione di documenti informatici su caselle di posta elettronica non certificate</text:p>
      <text:p text:style-name="P10">5.2.5 Ricezione di documenti informatici su supporti rimovibili</text:p>
      <text:p text:style-name="P10">5.2.6 Ricezione di documenti cartacei a mezzo posta convenzionale</text:p>
      <text:p text:style-name="P10">5.2.7 Errata ricezione di documenti informatici</text:p>
      <text:p text:style-name="P10">5.2.8 Errata ricezione di documenti cartacei</text:p>
      <text:p text:style-name="P10">5.2.9 Rilascio di ricevute attestanti la ricezione di documenti informatici</text:p>
      <text:p text:style-name="P10">5.2.10 Rilascio di ricevute attestanti la ricezione di documenti cartacei</text:p>
      <text:p text:style-name="P10">5.2.11 Attività di protocollazione dei documenti</text:p>
      <text:p text:style-name="P10">5.2.12 Archiviazione dei documenti informatici</text:p>
      <text:p text:style-name="P10">5.2.13 Archiviazione delle copie per immagine di documenti cartacei</text:p>
      <text:p text:style-name="P10">5.2.14 Smistamento ed assegnazione dei documenti ricevuti</text:p>
      <text:p text:style-name="P10">5.2.15 Archiviazione dei documenti nell’archivio corrente</text:p>
      <text:p text:style-name="P10">5.2.16 Archiviazione dei documenti e dei fascicoli nella fase corrente</text:p>
      <text:p text:style-name="P10">5.3 Flusso dei documenti in uscita dalla AOO</text:p>
      <text:p text:style-name="P10">5.3.1 Sorgente interna dei documenti</text:p>
      <text:p text:style-name="P10">5.3.2 Verifica formale dei documenti da spedire</text:p>
      <text:p text:style-name="P10"><text:soft-page-break/>5.3.3 Registrazione di protocollo e segnatura</text:p>
      <text:p text:style-name="P10">5.3.4 Trasmissione di documenti informatici</text:p>
      <text:p text:style-name="P10">5.3.5 Trasmissione di documenti cartacei a mezzo posta</text:p>
      <text:p text:style-name="P10">5.3.6 Affrancatura dei documenti in partenza</text:p>
      <text:p text:style-name="P10">5.3.7 Documenti in partenza per posta convenzionale con più destinatari</text:p>
      <text:p text:style-name="P10">5.3.8 Trasmissione di documenti cartacei a mezzo telefax</text:p>
      <text:p text:style-name="P10">5.3.9 Inserimento delle ricevute di trasmissione nel fascicolo</text:p>
      <text:p text:style-name="P2">6- <text:span text:style-name="T1">Regole di smistamento, assegnazione e presa in carico dei documenti ricevuti</text:span></text:p>
      <text:p text:style-name="P10">6.1 Regole disponibili con il SdP</text:p>
      <text:p text:style-name="P10">6.2 Attività di smistamento, presa in carico ed assegnazione dei documenti</text:p>
      <text:p text:style-name="P10">6.3 Corrispondenza di particolare rilevanza</text:p>
      <text:p text:style-name="P10">6.4 Modifica degli smistamenti e delle assegnazioni</text:p>
      <text:p text:style-name="P7">7- Regole di smistamento dei documenti inviati</text:p>
      <text:p text:style-name="P7">8- UOR responsabilità delle attività di registrazione di Protocollo, organizzazione e tenuta dei documenti</text:p>
      <text:p text:style-name="P10">8.1 Unità Organizzative di registrazione di Protocollo</text:p>
      <text:p text:style-name="P10">8.2 Servizio per la tenuta del protocollo informatico e dell’archivio</text:p>
      <text:p text:style-name="P10">8.3 Operatori di protocollo</text:p>
      <text:p text:style-name="P10">8.3.1 Operatori dell’UOP centrale di protocollo denominata “ufficio archivio e protocollo interoperabile”</text:p>
      <text:p text:style-name="P10">8.3.2 Operatori di protocollo delle UOP su postazione decentrata addetti alla protocollazione e smistamento interno dei documenti</text:p>
      <text:p text:style-name="P10">8.3.3 Operatori di protocollo delle UOP su postazione decentrata addetti alla presa in carico ed assegnazione dei documenti</text:p>
      <text:p text:style-name="P10">8.3.4 Gli operatori di protocollo addetti alla consultazione</text:p>
      <text:p text:style-name="P2">9- Elenco dei documenti esclusi dalla registrazione di Protocollo e documenti soggetti a registrazione particolari</text:p>
      <text:p text:style-name="P10">9.1 Documenti esclusi</text:p>
      <text:p text:style-name="P10">9.2 Documentazione soggetta a registrazione mediante registri particolari</text:p>
      <text:p text:style-name="P2">10- <text:span text:style-name="T1">Sistema di classificazione, fascicolazione e archiviazione dei documenti</text:span></text:p>
      <text:p text:style-name="P10">10.1 Protezione e conservazione degli archivi pubblici</text:p>
      <text:p text:style-name="P10">10.1.1 Caratteristiche generali</text:p>
      <text:p text:style-name="P10">10.1.2 Misure di protezione e conservazione degli archivi pubblici</text:p>
      <text:p text:style-name="P10">10.2 Titolario o piano di classificazione</text:p>
      <text:p text:style-name="P10">10.2.1 Titolario</text:p>
      <text:p text:style-name="P10">10.2.2 Classificazione dei documenti</text:p>
      <text:p text:style-name="P10">10.3. Fascicoli</text:p>
      <text:p text:style-name="P10">10.3.1 Fascicolazione dei documenti</text:p>
      <text:p text:style-name="P10">10.3.2 Apertura e chiusura dei fascicoli dei fascicoli</text:p>
      <text:p text:style-name="P10">10.3.3 Fascicoli relativi ad affari o procedimenti amministrativi</text:p>
      <text:p text:style-name="P10">10.3.4 Fascicoli relativi a persone fisiche o giuridiche</text:p>
      <text:p text:style-name="P10">10.3.5 Repertorio dei fascicoli</text:p>
      <text:p text:style-name="P10">10.4 Serie archivistiche e repertori</text:p>
      <text:p text:style-name="P10">10.4.1 Serie archivistiche</text:p>
      <text:p text:style-name="P10">10.4.2 Repertori e serie archivistiche</text:p>
      <text:p text:style-name="P10">10.5 La tenuta dell’Archivio</text:p>
      <text:p text:style-name="P10">10.6 Selezione e scarto di documenti di inutile conservazione</text:p>
      <text:p text:style-name="P10">10.7 Consultazione e movimentazione dell’archivio corrente, di deposito e storico</text:p>
      <text:p text:style-name="P10">10.7.1 Principi generali</text:p>
      <text:p text:style-name="P10"><text:soft-page-break/>10.7.2 Accesso ai documenti dell’Archivio</text:p>
      <text:p text:style-name="P10">10.7.3 Consultazione da parte di personale interno all’Amministrazione</text:p>
      <text:p text:style-name="P10">10.7.4. Consultazione da parte di utenti esterni all’Amministrazione</text:p>
      <text:p text:style-name="P2">11- Modalità di produzione e di conservazione delle registrazioni di Protocollo informatico</text:p>
      <text:p text:style-name="P10">11.1 Unicità del protocollo informatico</text:p>
      <text:p text:style-name="P10">11.2 Registro giornaliero di protocollo</text:p>
      <text:p text:style-name="P10">11.3 Registrazione di protocollo</text:p>
      <text:p text:style-name="P10">11.3.1 Documenti informatici</text:p>
      <text:p text:style-name="P10">11.3.2 Documenti analogici (cartacei e supporti rimovibili)</text:p>
      <text:p text:style-name="P10">11.4 Elementi facoltativi delle registrazioni di protocollo</text:p>
      <text:p text:style-name="P10">11.5 Segnatura di protocollo dei documenti</text:p>
      <text:p text:style-name="P10">11.5.1 Segnatura di protocollo dei documenti informatici</text:p>
      <text:p text:style-name="P10">11.5.2 Segnatura di protocollo dei documenti cartacei</text:p>
      <text:p text:style-name="P10">11.6 Annullamento delle registrazioni di protocollo</text:p>
      <text:p text:style-name="P10">11.7 Livello di riservatezza</text:p>
      <text:p text:style-name="P10">11.8. Casistica e comportament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mbria" svg:font-family="Cambria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1T22:44:46.666254731</meta:creation-date>
    <meta:editing-duration>PT40M14S</meta:editing-duration>
    <meta:editing-cycles>5</meta:editing-cycles>
    <meta:generator>LibreOffice/7.1.7.2$Linux_X86_64 LibreOffice_project/10$Build-2</meta:generator>
    <dc:date>2022-05-04T19:57:15.958396769</dc:date>
    <meta:document-statistic meta:table-count="0" meta:image-count="0" meta:object-count="0" meta:page-count="6" meta:paragraph-count="187" meta:word-count="1325" meta:character-count="9585" meta:non-whitespace-character-count="8500"/>
  </office:meta>
</office:document-meta>
</file>